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cm" fo:min-width="8.751cm"/>
    </style:style>
    <style:style style:name="gr2" style:family="graphic" style:parent-style-name="standard">
      <style:graphic-properties draw:textarea-horizontal-align="justify" draw:textarea-vertical-align="middle" draw:auto-grow-height="false" fo:min-height="4.703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3.433cm" fo:min-width="3.72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7.62cm" svg:x="4.81cm" svg:y="2.27cm">
          <text:p text:style-name="P1">Shanika Darshani</text:p>
          <text:p text:style-name="P1">170205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382cm" svg:height="4.953cm" svg:x="4.175cm" svg:y="11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5.207cm" svg:x="8.3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40:29.945797707</meta:creation-date>
    <dc:date>2018-02-19T15:16:38.712405903</dc:date>
    <meta:editing-duration>PT36M9S</meta:editing-duration>
    <meta:editing-cycles>3</meta:editing-cycles>
    <meta:generator>LibreOffice/5.1.6.2$Linux_X86_64 LibreOffice_project/10m0$Build-2</meta:generator>
    <meta:document-statistic meta:object-count="3"/>
  </office:meta>
</office:document-meta>
</file>